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0" svg:font-family="CMR10"/>
    <style:font-face style:name="CMSL10" svg:font-family="CMSL10"/>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style:font-name-asian="CMR10" style:font-size-asian="12pt" style:font-name-complex="CMR10" style:font-size-complex="12pt"/>
    </style:style>
    <style:style style:name="P2" style:family="paragraph" style:parent-style-name="Standard" style:list-style-name="">
      <style:paragraph-properties fo:text-align="start" style:justify-single-word="false" style:text-autospace="none"/>
      <style:text-properties style:font-name="Times New Roman" fo:font-size="12pt" style:font-name-asian="CMR10" style:font-size-asian="12pt" style:font-name-complex="CMR10" style:font-size-complex="12pt"/>
    </style:style>
    <style:style style:name="P3" style:family="paragraph" style:parent-style-name="Standard" style:list-style-name="L1">
      <style:paragraph-properties fo:text-align="start" style:justify-single-word="false" style:text-autospace="none"/>
      <style:text-properties style:font-name="Times New Roman" fo:font-size="12pt" style:font-name-asian="CMR10" style:font-size-asian="12pt" style:font-name-complex="CMR10" style:font-size-complex="12pt"/>
    </style:style>
    <style:style style:name="P4" style:family="paragraph" style:parent-style-name="Standard" style:list-style-name="L2">
      <style:paragraph-properties fo:text-align="start" style:justify-single-word="false" style:text-autospace="none"/>
      <style:text-properties style:font-name="Times New Roman" fo:font-size="12pt" style:font-name-asian="CMR10" style:font-size-asian="12pt" style:font-name-complex="CMR10"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list-style-name="">
      <style:paragraph-properties fo:text-align="start" style:justify-single-word="false" style:text-autospace="none"/>
      <style:text-properties style:font-name="Times New Roman" fo:font-size="12pt" style:font-size-asian="12pt" style:font-size-complex="12pt"/>
    </style:style>
    <style:style style:name="P7" style:family="paragraph" style:parent-style-name="Standard" style:list-style-name="">
      <style:paragraph-properties fo:text-align="start" style:justify-single-word="false" style:text-autospace="none"/>
      <style:text-properties style:font-name="Times New Roman" fo:font-size="12pt" fo:font-style="italic" style:font-name-asian="CMSL10" style:font-size-asian="12pt" style:font-style-asian="italic" style:font-name-complex="CMSL10" style:font-size-complex="12pt" style:font-style-complex="italic"/>
    </style:style>
    <style:style style:name="P8" style:family="paragraph" style:parent-style-name="Standard" style:list-style-name="L2">
      <style:paragraph-properties fo:text-align="start" style:justify-single-word="false" style:text-autospace="none"/>
    </style:style>
    <style:style style:name="T1" style:family="text">
      <style:text-properties style:font-name-asian="CMR10" style:font-name-complex="CMR10"/>
    </style:style>
    <style:style style:name="T2" style:family="text">
      <style:text-properties style:font-name="Times New Roman" fo:font-size="12pt" style:font-name-asian="CMR10" style:font-size-asian="12pt" style:font-name-complex="CMR10" style:font-size-complex="12pt"/>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toral thesis of Thomas Oswald</text:p>
      <text:p text:style-name="Standard"/>
      <text:p text:style-name="Standard">Title: Antennas in plasma: numerical calculation</text:p>
      <text:p text:style-name="Standard"/>
      <text:p text:style-name="Standard">Abstract :</text:p>
      <text:p text:style-name="Standard"/>
      <text:p text:style-name="P5"><text:span text:style-name="T1">Remote Sensing is a term that describes the procedure of gathering information remotely. Space science is one of the fields, where remote sensing is used to a very great extent. Due to the hostile environment of space and the large distances involved, it is often the only possible way to extend the knowledge on these distant worlds. Remote sensing, in turn, relies heavily upon the use of electromagnetic radiation and other kinds of plasma waves which are transmitted and received by means of antennas.</text:span></text:p>
      <text:p text:style-name="P5"><text:span text:style-name="T1"/></text:p>
      <text:p text:style-name="P1">Antennas can be seen as interface between free-wave propagation and guided wave propagation. When plasma waves are received or excited by means of an antenna, a mode conversion takes place in addition to this. On a spacecraft, there usually exist two types of antennas. The antennas used</text:p>
      <text:p text:style-name="P2">for communication with Earth are normally parabolic antenna dishes. The second type of antenna often found on spacecraft is the scientific antenna. Scientific antennas, often monopoles, have the task of receiving waves of a natural source. Analysis of the received waves yields information about the physics of the process which generates these waves.</text:p>
      <text:p text:style-name="P2"/>
      <text:p text:style-name="P2">For a correct interpretation of the received data it is mandatory that the reception properties of the antenna are known with high accuracy. Unfortunately, the real behavior of the antennas is different than one would predict for the geometric configuration of the antennas. The reason is the influence of the body of the spacecraft as well as the influence of the surrounding space plasma.</text:p>
      <text:p text:style-name="P2"/>
      <text:p text:style-name="P2">The procedure of finding the antenna parameters is called antenna calibration. There are four known methods to determine the effective length vectors of the antennas of a spacecraft:</text:p>
      <text:p text:style-name="P2"/>
      <text:list xml:id="list37651584" text:style-name="L2">
        <text:list-item>
          <text:p text:style-name="P8"><text:span text:style-name="T2">The numerical approach.</text:span></text:p>
        </text:list-item>
        <text:list-item>
          <text:p text:style-name="P4">The rheometry, an experimental approach.</text:p>
        </text:list-item>
        <text:list-item>
          <text:p text:style-name="P4">The anechoic chamber, another experimental method.</text:p>
        </text:list-item>
        <text:list-item>
          <text:p text:style-name="P4">In-flight calibration.</text:p>
        </text:list-item>
      </text:list>
      <text:list xml:id="list37632925" text:style-name="L1">
        <text:list-header>
          <text:p text:style-name="P3"/>
        </text:list-header>
      </text:list>
      <text:p text:style-name="P2">All four methods complement each other and are necessary components of the process of determination and validation of the antenna properties. The content of this doctoral thesis is applicable to the numerical method. There are several numerical methods to simulate a receiving or transmitting antenna. The method of choice in this thesis is the Method of Moments (MoM). </text:p>
      <text:p text:style-name="P2"/>
      <text:p text:style-name="P2">The properties of antennas on spacecraft are also influenced by the space plasma which surrounds the spacecraft. The objective of this doctoral thesis is to show how plasma effects can be included into the numerical calibration process. First the theoretical framework is established and the necessary equations, which are used in the numerical computations, are derived. Two different methods are used to incorporate the models of space plasma into the calibration. Then both methods are used to analyze the effect of the plasma on the antenna behavior of a dipole and a whole space-probe.</text:p>
      <text:p text:style-name="P2"/>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0" svg:font-family="CMR10"/>
    <style:font-face style:name="CMSL10" svg:font-family="CMSL10"/>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Thomas Oswald</meta:initial-creator>
    <meta:creation-date>2005-10-21T15:08:10</meta:creation-date>
    <dc:date>2010-09-28T18:02:51.31</dc:date>
    <dc:language>de-DE</dc:language>
    <meta:editing-cycles>9</meta:editing-cycles>
    <meta:editing-duration>PT01H47M14S</meta:editing-duration>
    <meta:print-date>2010-09-27T17:10:03.27</meta:print-date>
    <meta:document-statistic meta:table-count="0" meta:image-count="0" meta:object-count="0" meta:page-count="1" meta:paragraph-count="14" meta:word-count="461" meta:character-count="2908"/>
    <meta:user-defined meta:name="Info 1"/>
    <meta:user-defined meta:name="Info 2"/>
    <meta:user-defined meta:name="Info 3"/>
    <meta:user-defined meta:name="Info 4"/>
  </office:meta>
</office:document-meta>
</file>